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c8f2" officeooo:paragraph-rsid="000ec8f2"/>
    </style:style>
    <style:style style:name="P2" style:family="paragraph" style:parent-style-name="Preformatted_20_Text">
      <style:paragraph-properties fo:text-align="justify" style:justify-single-word="false"/>
      <style:text-properties officeooo:rsid="000ec8f2" officeooo:paragraph-rsid="000ec8f2"/>
    </style:style>
    <style:style style:name="P3" style:family="paragraph" style:parent-style-name="Preformatted_20_Text">
      <style:text-properties officeooo:rsid="000ef7b7" officeooo:paragraph-rsid="000ef7b7"/>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text-align="center" style:justify-single-word="false"/>
      <style:text-properties fo:font-weight="bold" officeooo:rsid="00121302" officeooo:paragraph-rsid="00121302" style:font-weight-asian="bold" style:font-weight-complex="bold"/>
    </style:style>
    <style:style style:name="P6" style:family="paragraph" style:parent-style-name="Preformatted_20_Text">
      <style:paragraph-properties fo:text-align="end" style:justify-single-word="false"/>
      <style:text-properties fo:font-weight="bold" officeooo:rsid="0012efe4" officeooo:paragraph-rsid="0012efe4" style:font-weight-asian="bold" style:font-weight-complex="bold"/>
    </style:style>
    <style:style style:name="P7" style:family="paragraph" style:parent-style-name="Preformatted_20_Text">
      <style:paragraph-properties fo:text-align="justify" style:justify-single-word="false"/>
      <style:text-properties fo:font-weight="bold" officeooo:rsid="0013bac6" officeooo:paragraph-rsid="0013bac6" style:font-weight-asian="bold" style:font-weight-complex="bold"/>
    </style:style>
    <style:style style:name="P8" style:family="paragraph" style:parent-style-name="Preformatted_20_Text">
      <style:paragraph-properties fo:padding="0.074cm" fo:border-left="none" fo:border-right="none" fo:border-top="none" fo:border-bottom="0.06pt solid #000000" style:join-border="false"/>
    </style:style>
    <style:style style:name="P9" style:family="paragraph" style:parent-style-name="Preformatted_20_Text">
      <style:paragraph-properties fo:padding="0.074cm" fo:border-left="none" fo:border-right="none" fo:border-top="none" fo:border-bottom="0.06pt solid #000000" style:join-border="false"/>
      <style:text-properties officeooo:rsid="000ec8f2" officeooo:paragraph-rsid="000ec8f2"/>
    </style:style>
    <style:style style:name="P10" style:family="paragraph" style:parent-style-name="Preformatted_20_Text">
      <style:paragraph-properties fo:padding="0.074cm" fo:border-left="none" fo:border-right="none" fo:border-top="none" fo:border-bottom="0.06pt solid #000000" style:join-border="false"/>
      <style:text-properties officeooo:rsid="000ef7b7" officeooo:paragraph-rsid="000ef7b7"/>
    </style:style>
    <style:style style:name="T1" style:family="text">
      <style:text-properties fo:color="#3333ff"/>
    </style:style>
    <style:style style:name="T2" style:family="text">
      <style:text-properties officeooo:rsid="0013bac6"/>
    </style:style>
    <style:style style:name="T3" style:family="text">
      <style:text-properties officeooo:rsid="0014a6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ahil Chelaramani</text:p>
      <text:p text:style-name="P6">20162051</text:p>
      <text:p text:style-name="P5">Assignment 0:Report</text:p>
      <text:p text:style-name="Preformatted_20_Text"/>
      <text:p text:style-name="P4"/>
      <text:p text:style-name="P4"/>
      <text:p text:style-name="P4"/>
      <text:p text:style-name="P4">Each frame captured by camera is saved as an image and displayed on the screen side by side. Code runs upto 100 frames and terminates. Highgui functions in OpenCV (for example, imshow() here) takes some time to process its event loop and hence need a call of waitKey() function. Hence the output displayed on the screen is a bit slow than the actual streaming of the camera.</text:p>
      <text:p text:style-name="P8"/>
      <text:p text:style-name="Preformatted_20_Text"/>
      <text:p text:style-name="P1">#<text:span text:style-name="T1">include</text:span>&lt;iostream&gt;</text:p>
      <text:p text:style-name="P1">#<text:span text:style-name="T1">include</text:span>&lt;opencv2/opencv.hpp&gt;</text:p>
      <text:p text:style-name="P1">#<text:span text:style-name="T1">include</text:span>&lt;opencv2/highgui/highgui.hpp&gt;</text:p>
      <text:p text:style-name="P1">#<text:span text:style-name="T1">include</text:span>&lt;stdio.h&gt;</text:p>
      <text:p text:style-name="P1"/>
      <text:p text:style-name="P1"><text:span text:style-name="T1">using</text:span> namespace cv;</text:p>
      <text:p text:style-name="P1"><text:span text:style-name="T1">using</text:span> namespace std;</text:p>
      <text:p text:style-name="P1"/>
      <text:p text:style-name="P1"><text:span text:style-name="T1">int</text:span> main() {</text:p>
      <text:p text:style-name="P1"><text:s text:c="2"/>VideoCapture cap(0);</text:p>
      <text:p text:style-name="P1"><text:s text:c="2"/>Mat edges;</text:p>
      <text:p text:style-name="P1"><text:s text:c="2"/><text:span text:style-name="T1">int</text:span> framecount=0;</text:p>
      <text:p text:style-name="P1"><text:s text:c="2"/><text:span text:style-name="T1">for</text:span>(;framecount&lt;=100;) {</text:p>
      <text:p text:style-name="P1"><text:s text:c="6"/>Mat frame;</text:p>
      <text:p text:style-name="P1"><text:s text:c="6"/>cap&gt;&gt;frame;</text:p>
      <text:p text:style-name="P1"><text:s text:c="6"/>imshow("Webcam",frame);</text:p>
      <text:p text:style-name="P1"><text:s text:c="6"/>char filename[128];</text:p>
      <text:p text:style-name="P1"><text:s text:c="6"/>sprintf(filename,"webframe%06d.jpg",framecount);</text:p>
      <text:p text:style-name="P1"><text:s text:c="6"/>imwrite(filename,frame);</text:p>
      <text:p text:style-name="P1"><text:s text:c="6"/>framecount++;</text:p>
      <text:p text:style-name="P1"><text:s text:c="6"/>cout&lt;&lt;framecount&lt;&lt;endl;</text:p>
      <text:p text:style-name="P1"><text:s text:c="6"/><text:span text:style-name="T1">if</text:span>(waitKey(30) == 27)</text:p>
      <text:p text:style-name="P1"><text:s text:c="8"/>break;</text:p>
      <text:p text:style-name="P1"><text:s text:c="2"/>}</text:p>
      <text:p text:style-name="P1"><text:s text:c="2"/><text:span text:style-name="T1">return</text:span> 0;</text:p>
      <text:p text:style-name="P1">}</text:p>
      <text:p text:style-name="P9"/>
      <text:p text:style-name="P1"/>
      <text:p text:style-name="P1"/>
      <text:p text:style-name="P7">Chroma-Keying</text:p>
      <text:p text:style-name="P7"/>
      <text:p text:style-name="P2">For each video: </text:p>
      <text:p text:style-name="P2">• Frame is processed one by one. </text:p>
      <text:p text:style-name="P2">• Each image frame is converted to YCbCr color space.</text:p>
      <text:p text:style-name="P2">• Green background is segmented by selecting <text:span text:style-name="T2">color</text:span> within appropriate range and we get segmented image that has binary values corresponding to foreground and background. </text:p>
      <text:p text:style-name="P2">• <text:span text:style-name="T3">For each pixel in the image, we replace the pixel with a pixel from the background frame if the value of the mask is 0, else we use the pixel from the foreground video.</text:span></text:p>
      <text:p text:style-name="P9"/>
      <text:p text:style-name="P1"/>
      <text:p text:style-name="P3"/>
      <text:p text:style-name="P3">#<text:span text:style-name="T1">include</text:span> &lt;opencv2/core.hpp&gt;</text:p>
      <text:p text:style-name="P3">#<text:span text:style-name="T1">include</text:span> &lt;opencv2/imgproc.hpp&gt;</text:p>
      <text:p text:style-name="P3">#<text:span text:style-name="T1">include</text:span> &lt;opencv2/highgui.hpp&gt;</text:p>
      <text:p text:style-name="P3"/>
      <text:p text:style-name="P3">#<text:span text:style-name="T1">include</text:span> &lt;cassert&gt;</text:p>
      <text:p text:style-name="P3">#<text:span text:style-name="T1">include</text:span> &lt;cmath&gt;</text:p>
      <text:p text:style-name="P3"><text:soft-page-break/>#<text:span text:style-name="T1">include</text:span> &lt;iostream&gt;</text:p>
      <text:p text:style-name="P3">#<text:span text:style-name="T1">include</text:span> &lt;string&gt;</text:p>
      <text:p text:style-name="P3"/>
      <text:p text:style-name="P3"><text:span text:style-name="T1">using</text:span> namespace std;</text:p>
      <text:p text:style-name="P3"><text:span text:style-name="T1">using</text:span> namespace cv;</text:p>
      <text:p text:style-name="P3"/>
      <text:p text:style-name="P3">Scalar bgr2ycrcb( Scalar bgr ) {</text:p>
      <text:p text:style-name="P3"><text:tab/><text:span text:style-name="T1">double</text:span> R = bgr[ 2 ];</text:p>
      <text:p text:style-name="P3"><text:tab/><text:span text:style-name="T1">double</text:span> G = bgr[ 1 ];</text:p>
      <text:p text:style-name="P3"><text:tab/><text:span text:style-name="T1">double</text:span> B = bgr[ 0 ];</text:p>
      <text:p text:style-name="P3"><text:tab/><text:span text:style-name="T1">double</text:span> delta = 128; // Note: change this value if image type isn't CV_8U.</text:p>
      <text:p text:style-name="P3"/>
      <text:p text:style-name="P3"><text:tab/><text:span text:style-name="T1">double</text:span> Y <text:s/>= 0.299 * R + 0.587 * G + 0.114 * B;</text:p>
      <text:p text:style-name="P3"><text:tab/><text:span text:style-name="T1">double</text:span> Cr = ( R - Y ) * 0.713 + delta;</text:p>
      <text:p text:style-name="P3"><text:tab/><text:span text:style-name="T1">double</text:span> Cb = ( B - Y ) * 0.564 + delta;</text:p>
      <text:p text:style-name="P3"/>
      <text:p text:style-name="P3"><text:tab/><text:span text:style-name="T1">return</text:span> Scalar( Y, Cr, Cb, 0 /* ignored */ );</text:p>
      <text:p text:style-name="P3">}</text:p>
      <text:p text:style-name="P3"/>
      <text:p text:style-name="P3">Mat1b chromaKey( const Mat3b &amp; imageBGR, Scalar chromaBGR, double tInner, double tOuter ) {</text:p>
      <text:p text:style-name="P3"/>
      <text:p text:style-name="P3"><text:tab/><text:span text:style-name="T1">assert</text:span>( tInner &lt;= tOuter );</text:p>
      <text:p text:style-name="P3"/>
      <text:p text:style-name="P3"><text:tab/><text:span text:style-name="T1">assert</text:span>( ! imageBGR.empty() );</text:p>
      <text:p text:style-name="P3"><text:tab/>Size imageSize = imageBGR.size();</text:p>
      <text:p text:style-name="P3"><text:tab/>Mat3b imageYCrCb;</text:p>
      <text:p text:style-name="P3"><text:tab/>cvtColor( imageBGR, imageYCrCb, COLOR_BGR2YCrCb );</text:p>
      <text:p text:style-name="P3"><text:tab/>Scalar chromaYCrCb = bgr2ycrcb( chromaBGR ); // Convert a single BGR value to YCrCb.</text:p>
      <text:p text:style-name="P3"/>
      <text:p text:style-name="P3"><text:tab/>Mat1b mask = Mat1b::zeros( imageSize );</text:p>
      <text:p text:style-name="P3"><text:tab/>const Vec3d key( chromaYCrCb[ 0 ], chromaYCrCb[ 1 ], chromaYCrCb[ 2 ] );</text:p>
      <text:p text:style-name="P3"/>
      <text:p text:style-name="P3"><text:tab/><text:span text:style-name="T1">for</text:span> ( int y = 0; y &lt; imageSize.height; ++y ) {</text:p>
      <text:p text:style-name="P3"><text:tab/><text:tab/><text:span text:style-name="T1">for</text:span> ( int x = 0; x &lt; imageSize.width; ++x ) {</text:p>
      <text:p text:style-name="P3"><text:tab/><text:tab/><text:tab/>const Vec3d color( imageYCrCb( y, x )[ 0 ], imageYCrCb( y, x )[ 1 ], imageYCrCb( y, x )[ 2 ] );</text:p>
      <text:p text:style-name="P3"><text:tab/><text:tab/><text:tab/><text:span text:style-name="T1">double</text:span> distance = norm( key - color );</text:p>
      <text:p text:style-name="P3"/>
      <text:p text:style-name="P3"><text:tab/><text:tab/><text:tab/><text:span text:style-name="T1">if</text:span> ( distance &lt; tInner ) {</text:p>
      <text:p text:style-name="P3"><text:tab/><text:tab/><text:tab/><text:tab/>// Current pixel is fully part of the background.</text:p>
      <text:p text:style-name="P3"><text:tab/><text:tab/><text:tab/><text:tab/>mask( y, x ) = 0;</text:p>
      <text:p text:style-name="P3"><text:tab/><text:tab/><text:tab/>} <text:span text:style-name="T1">else</text:span> <text:span text:style-name="T1">if</text:span> ( distance &gt; tOuter ) {</text:p>
      <text:p text:style-name="P3"><text:tab/><text:tab/><text:tab/><text:tab/>mask( y, x ) = 255;</text:p>
      <text:p text:style-name="P3"><text:tab/><text:tab/><text:tab/>}<text:tab/><text:span text:style-name="T1">else</text:span> {</text:p>
      <text:p text:style-name="P3"><text:tab/><text:tab/><text:tab/><text:tab/><text:span text:style-name="T1">double</text:span> d1 = distance - tInner;</text:p>
      <text:p text:style-name="P3"><text:tab/><text:tab/><text:tab/><text:tab/><text:span text:style-name="T1">double</text:span> d2 = tOuter <text:s text:c="2"/>- tInner;</text:p>
      <text:p text:style-name="P3"><text:tab/><text:tab/><text:tab/><text:tab/>uint8_t alpha = static_cast&lt; uint8_t &gt;( 255. * ( d1 / d2 ) );</text:p>
      <text:p text:style-name="P3"/>
      <text:p text:style-name="P3"><text:tab/><text:tab/><text:tab/><text:tab/>mask( y, x ) = alpha;</text:p>
      <text:p text:style-name="P3"><text:tab/><text:tab/><text:tab/>}</text:p>
      <text:p text:style-name="P3"><text:tab/><text:tab/>}</text:p>
      <text:p text:style-name="P3"><text:tab/>}</text:p>
      <text:p text:style-name="P3"/>
      <text:p text:style-name="P3"><text:tab/><text:span text:style-name="T1">return</text:span> mask;</text:p>
      <text:p text:style-name="P3">}</text:p>
      <text:p text:style-name="P3"/>
      <text:p text:style-name="P3">Mat3b replaceBackground( const Mat3b &amp; image, const Mat1b &amp; mask, const Mat3b &amp; image_bkgrd ) {</text:p>
      <text:p text:style-name="P3"><text:tab/>Size imageSize = image.size();</text:p>
      <text:p text:style-name="P3"><text:tab/>// const Vec3b bgColorVec( bgColor[ 0 ], bgColor[ 1 ], bgColor[ 2 ] );</text:p>
      <text:p text:style-name="P3"><text:tab/>Mat3b newImage( image.size() );</text:p>
      <text:p text:style-name="P3"><text:soft-page-break/></text:p>
      <text:p text:style-name="P3"><text:tab/><text:span text:style-name="T1">for</text:span> ( int y = 0; y &lt; imageSize.height; ++y ) {</text:p>
      <text:p text:style-name="P3"><text:tab/><text:tab/><text:span text:style-name="T1">for</text:span> ( int x = 0; x &lt; imageSize.width; ++x ) {</text:p>
      <text:p text:style-name="P3"><text:tab/><text:tab/><text:tab/>uint8_t maskValue = mask( y, x );</text:p>
      <text:p text:style-name="P3"/>
      <text:p text:style-name="P3"><text:tab/><text:tab/><text:tab/><text:span text:style-name="T1">if</text:span> ( maskValue &gt;= 255 ) {</text:p>
      <text:p text:style-name="P3"><text:tab/><text:tab/><text:tab/><text:tab/>newImage( y, x ) = image( y, x );</text:p>
      <text:p text:style-name="P3"><text:tab/><text:tab/><text:tab/>} <text:span text:style-name="T1">else</text:span> if ( maskValue &lt;= 0 ) {</text:p>
      <text:p text:style-name="P3"><text:tab/><text:tab/><text:tab/><text:tab/>newImage( y, x ) = image_bkgrd(y,x);</text:p>
      <text:p text:style-name="P3"><text:tab/><text:tab/><text:tab/>} <text:span text:style-name="T1">else</text:span> {</text:p>
      <text:p text:style-name="P3"><text:tab/><text:tab/><text:tab/><text:tab/><text:span text:style-name="T1">double</text:span> alpha = 1. / static_cast&lt; <text:span text:style-name="T1">double</text:span> &gt;( maskValue );</text:p>
      <text:p text:style-name="P3"><text:tab/><text:tab/><text:tab/><text:tab/>newImage( y, x ) = alpha * image( y, x ) + ( 1. - alpha ) * image_bkgrd(y,x);</text:p>
      <text:p text:style-name="P3"><text:tab/><text:tab/><text:tab/>}</text:p>
      <text:p text:style-name="P3"><text:tab/><text:tab/>}</text:p>
      <text:p text:style-name="P3"><text:tab/>}</text:p>
      <text:p text:style-name="P3"/>
      <text:p text:style-name="P3"><text:tab/><text:span text:style-name="T1">return</text:span> newImage;</text:p>
      <text:p text:style-name="P3">}</text:p>
      <text:p text:style-name="P3"/>
      <text:p text:style-name="P3"><text:span text:style-name="T1">int</text:span> mixVideos() {</text:p>
      <text:p text:style-name="P3"><text:s text:c="4"/>VideoCapture cap("/home/sahil/Code/ComputerVision/Assignment0/videos/dino.mp4");</text:p>
      <text:p text:style-name="P3"/>
      <text:p text:style-name="P3"><text:s text:c="4"/>VideoCapture cap2("/home/sahil/Code/ComputerVision/Assignment0/videos/2d.mp4");</text:p>
      <text:p text:style-name="P3"><text:s text:c="4"/><text:span text:style-name="T1">if(</text:span> !cap.isOpened() &amp;&amp; !cap2.isOpened()){</text:p>
      <text:p text:style-name="P3"><text:s text:c="9"/>cout &lt;&lt; "Cannot open the video file" &lt;&lt; endl;</text:p>
      <text:p text:style-name="P3"><text:s text:c="9"/><text:span text:style-name="T1">return</text:span> -1;</text:p>
      <text:p text:style-name="P3"><text:s text:c="4"/>}</text:p>
      <text:p text:style-name="P3"/>
      <text:p text:style-name="P3"><text:s text:c="4"/><text:span text:style-name="T1">double</text:span> count = cap.get(CV_CAP_PROP_FRAME_COUNT); //get the frame count</text:p>
      <text:p text:style-name="P3"><text:s text:c="4"/>namedWindow("MyVideo",CV_WINDOW_AUTOSIZE);</text:p>
      <text:p text:style-name="P3"/>
      <text:p text:style-name="P3"><text:s text:c="4"/><text:span text:style-name="T1">while</text:span>(1) {</text:p>
      <text:p text:style-name="P3"><text:s text:c="8"/>Mat frame , background;</text:p>
      <text:p text:style-name="P3"><text:s text:c="8"/>cap.read(frame);</text:p>
      <text:p text:style-name="P3"><text:s text:c="8"/>cap2.read(background);</text:p>
      <text:p text:style-name="P3"><text:s text:c="8"/><text:span text:style-name="T1">if</text:span>(background.empty()) {</text:p>
      <text:p text:style-name="P3"><text:s text:c="10"/>cap2.set(CV_CAP_PROP_POS_MSEC, 0);</text:p>
      <text:p text:style-name="P3"><text:s text:c="10"/>cap2.read(background);</text:p>
      <text:p text:style-name="P3"><text:s text:c="8"/>}</text:p>
      <text:p text:style-name="P3"><text:s text:c="8"/>if<text:span text:style-name="T1">(</text:span>frame.empty())</text:p>
      <text:p text:style-name="P3"><text:s text:c="11"/>break;</text:p>
      <text:p text:style-name="P3"/>
      <text:p text:style-name="P3"><text:s text:c="8"/>// resize(input_bck, input_bck, frame.size());</text:p>
      <text:p text:style-name="P3"><text:s text:c="8"/>resize(background, background, frame.size());</text:p>
      <text:p text:style-name="P3"><text:s text:c="8"/>Scalar chroma( 0, 255, 0, 0 );</text:p>
      <text:p text:style-name="P3"><text:s text:c="7"/><text:tab/><text:span text:style-name="T1">double</text:span> tInner = 100.;</text:p>
      <text:p text:style-name="P3"><text:s text:c="7"/><text:tab/><text:span text:style-name="T1">double</text:span> tOuter = 120.;</text:p>
      <text:p text:style-name="P3"><text:s text:c="7"/><text:tab/>Mat1b mask = chromaKey( frame, chroma, tInner, tOuter );</text:p>
      <text:p text:style-name="P3"/>
      <text:p text:style-name="P3"><text:s text:c="7"/><text:tab/>Mat3b newBackground = replaceBackground( frame, mask, background);</text:p>
      <text:p text:style-name="P3"><text:s text:c="8"/>imshow("MyVideo", newBackground);</text:p>
      <text:p text:style-name="P3"><text:s text:c="8"/><text:span text:style-name="T1">if</text:span>(waitKey(10) == 27) {</text:p>
      <text:p text:style-name="P3"><text:s text:c="12"/>break;</text:p>
      <text:p text:style-name="P3"><text:s text:c="8"/>}</text:p>
      <text:p text:style-name="P3"><text:s text:c="4"/>}</text:p>
      <text:p text:style-name="P3"><text:s text:c="4"/><text:span text:style-name="T1">return</text:span> 0;</text:p>
      <text:p text:style-name="P3">}</text:p>
      <text:p text:style-name="P3"/>
      <text:p text:style-name="P3"><text:span text:style-name="T1">int</text:span> main() {</text:p>
      <text:p text:style-name="P3"><text:s text:c="2"/>mixVideos();</text:p>
      <text:p text:style-name="P3"><text:tab/><text:span text:style-name="T1">return</text:span> 0;</text:p>
      <text:p text:style-name="P10"><text:soft-page-break/>}</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6T02:45:23.611853734</dc:date>
    <meta:editing-duration>PT17M33S</meta:editing-duration>
    <meta:editing-cycles>9</meta:editing-cycles>
    <meta:generator>LibreOffice/5.1.4.2$Linux_X86_64 LibreOffice_project/10m0$Build-2</meta:generator>
    <meta:document-statistic meta:table-count="0" meta:image-count="0" meta:object-count="0" meta:page-count="4" meta:paragraph-count="137" meta:word-count="741" meta:character-count="4807" meta:non-whitespace-character-count="3785"/>
  </office:meta>
</office:document-meta>
</file>